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Sans" svg:font-family="'Fira Sans'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1ce" officeooo:paragraph-rsid="001561ce"/>
    </style:style>
    <style:style style:name="P2" style:family="paragraph" style:parent-style-name="normal">
      <style:paragraph-properties fo:margin-top="0.388cm" fo:margin-bottom="0.282cm" style:contextual-spacing="false" fo:line-height="108%"/>
      <style:text-properties officeooo:rsid="001561ce" officeooo:paragraph-rsid="001561ce"/>
    </style:style>
    <style:style style:name="P3" style:family="paragraph" style:parent-style-name="normal">
      <style:paragraph-properties fo:margin-top="0.388cm" fo:margin-bottom="0.282cm" style:contextual-spacing="false" fo:line-height="108%"/>
      <style:text-properties officeooo:paragraph-rsid="001561ce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1ce" style:font-size-asian="12pt" style:font-size-complex="12pt"/>
    </style:style>
    <style:style style:name="T4" style:family="text">
      <style:text-properties fo:font-variant="normal" fo:text-transform="none" fo:color="#2d3846" loext:opacity="100%" style:font-name="Fira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d3846" loext:opacity="100%" style:font-name="Fira Sans" fo:font-size="10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d3846" loext:opacity="100%" style:font-name="Arial1" fo:font-size="10.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d3846" loext:opacity="100%" style:font-name="Arial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d3846" loext:opacity="100%" style:font-name="Arial1" fo:font-size="12pt" fo:letter-spacing="normal" fo:font-style="normal" fo:font-weight="normal" officeooo:rsid="001561ce" style:font-size-asian="12pt" style:font-size-complex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Assignment 1 Solution</text:span></text:p>
      <text:p text:style-name="P1"/>
      <text:p text:style-name="P1">Answer 1: <text:span text:style-name="T2"><text:s/>There is value expression both is present in values-</text:span></text:p>
      <text:p text:style-name="P3"><draw:line text:anchor-type="paragraph" draw:z-index="0" draw:name="Vertical line 1" draw:style-name="gr1" draw:text-style-name="P4" svg:x1="3.978cm" svg:y1="0.575cm" svg:x2="3.978cm" svg:y2="5.193cm"><text:p/></draw:line><draw:line text:anchor-type="paragraph" draw:z-index="1" draw:name="Line 1" draw:style-name="gr1" draw:text-style-name="P4" svg:x1="8.019cm" svg:y1="0.527cm" svg:x2="8.044cm" svg:y2="5.097cm"><text:p/></draw:line><text:span text:style-name="T2"><text:s text:c="17"/></text:span><text:span text:style-name="T3">Value <text:tab/><text:tab/>Expression <text:tab/><text:tab/>Operations</text:span></text:p>
      <text:p text:style-name="P3"><text:span text:style-name="T2"><text:tab/> <text:s text:c="3"/>‘</text:span><text:span text:style-name="T3">hello’<text:tab/><text:tab/><text:tab/><text:tab/><text:tab/>-</text:span></text:p>
      <text:p text:style-name="P3"><text:span text:style-name="T3"><text:tab/><text:tab/><text:tab/><text:tab/><text:tab/><text:tab/><text:tab/>/<text:tab/><text:tab/><text:tab/><text:tab/><text:tab/><text:tab/><text:tab/><text:tab/><text:tab/><text:tab/><text:tab/><text:tab/><text:tab/>+</text:span></text:p>
      <text:p text:style-name="P3"><text:span text:style-name="T3"><text:tab/> <text:s text:c="4"/>-87.8</text:span><text:span text:style-name="T2"> <text:s text:c="16"/><text:tab/><text:tab/><text:tab/><text:tab/></text:span><text:span text:style-name="T3">*</text:span></text:p>
      <text:p text:style-name="P3"><text:span text:style-name="T3"/></text:p>
      <text:p text:style-name="P2"><text:span text:style-name="T2">Answer 2: <text:s/>String vs Variable- </text:span></text:p>
      <text:p text:style-name="P2"><draw:line text:anchor-type="paragraph" draw:z-index="3" draw:name="Horizontal line 1" draw:style-name="gr1" draw:text-style-name="P4" svg:x1="7.569cm" svg:y1="0.716cm" svg:x2="9.331cm" svg:y2="0.716cm"><text:p/></draw:line><draw:line text:anchor-type="paragraph" draw:z-index="4" draw:name="Horizontal line 2" draw:style-name="gr1" draw:text-style-name="P4" svg:x1="7.569cm" svg:y1="0.716cm" svg:x2="9.331cm" svg:y2="0.716cm"><text:p/></draw:line><draw:line text:anchor-type="paragraph" draw:z-index="5" draw:name="Horizontal line 3" draw:style-name="gr1" draw:text-style-name="P4" svg:x1="7.569cm" svg:y1="0.716cm" svg:x2="9.331cm" svg:y2="0.716cm"><text:p/></draw:line><draw:line text:anchor-type="paragraph" draw:z-index="6" draw:name="Horizontal line 4" draw:style-name="gr1" draw:text-style-name="P4" svg:x1="7.569cm" svg:y1="0.716cm" svg:x2="9.331cm" svg:y2="0.716cm"><text:p/></draw:line><draw:line text:anchor-type="paragraph" draw:z-index="7" draw:name="Horizontal line 5" draw:style-name="gr1" draw:text-style-name="P4" svg:x1="7.594cm" svg:y1="0.691cm" svg:x2="9.356cm" svg:y2="0.691cm"><text:p/></draw:line><draw:line text:anchor-type="paragraph" draw:z-index="8" draw:name="Horizontal line 6" draw:style-name="gr1" draw:text-style-name="P4" svg:x1="7.618cm" svg:y1="0.691cm" svg:x2="9.38cm" svg:y2="0.691cm"><text:p/></draw:line><draw:line text:anchor-type="paragraph" draw:z-index="9" draw:name="Horizontal line 7" draw:style-name="gr1" draw:text-style-name="P4" svg:x1="7.666cm" svg:y1="0.691cm" svg:x2="9.428cm" svg:y2="0.691cm"><text:p/></draw:line><draw:line text:anchor-type="paragraph" draw:z-index="10" draw:name="Horizontal line 8" draw:style-name="gr1" draw:text-style-name="P4" svg:x1="7.691cm" svg:y1="0.691cm" svg:x2="9.453cm" svg:y2="0.691cm"><text:p/></draw:line><draw:line text:anchor-type="paragraph" draw:z-index="11" draw:name="Horizontal line 9" draw:style-name="gr1" draw:text-style-name="P4" svg:x1="7.691cm" svg:y1="0.691cm" svg:x2="9.453cm" svg:y2="0.691cm"><text:p/></draw:line><draw:line text:anchor-type="paragraph" draw:z-index="12" draw:name="Line 2" draw:style-name="gr1" draw:text-style-name="P4" svg:x1="8.451cm" svg:y1="0.79cm" svg:x2="8.451cm" svg:y2="7.156cm"><text:p/></draw:line><text:span text:style-name="T2"><text:tab/><text:tab/>String <text:tab/><text:tab/><text:tab/><text:tab/><text:tab/><text:tab/><text:tab/>Variable</text:span></text:p>
      <text:p text:style-name="P2"><text:span text:style-name="T2">* <text:s/>String is data type which gives combination of<text:tab/>* Variable is store of value.</text:span></text:p>
      <text:p text:style-name="P2"><text:span text:style-name="T2"><text:s text:c="2"/>of characters.</text:span></text:p>
      <text:p text:style-name="P3"><text:span text:style-name="T3">Ex - </text:span><text:span text:style-name="T6">String x ="Welcome to SoloLearn" X is the <text:tab/> <text:s/>and we declared it as a String, use the single </text:span></text:p>
      <text:p text:style-name="P3"><text:span text:style-name="T7"><text:tab/></text:span><text:span text:style-name="T8">Variable</text:span><text:span text:style-name="T7"><text:tab/></text:span><text:span text:style-name="T4"><text:tab/><text:tab/><text:tab/><text:tab/><text:tab/></text:span><text:span text:style-name="T5">= to assign the text to it.</text:span><text:span text:style-name="T4"> </text:span></text:p>
      <text:p text:style-name="P3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line text:anchor-type="paragraph" draw:z-index="2" draw:name="Vertical line 2" draw:style-name="gr1" draw:text-style-name="P4" svg:x1="-0.064cm" svg:y1="0.965cm" svg:x2="-0.064cm" svg:y2="0.893cm"><text:p/></draw:line><text:span text:style-name="T2">Answer 3: Three types of data types are:</text:span></text:p>
      <text:p text:style-name="P2"><text:span text:style-name="T2"><text:tab/><text:tab/>Integer, String, Float</text:span></text:p>
      <text:p text:style-name="P2"><text:soft-page-break/><text:span text:style-name="T2">Answer 4 : Expression is a combination of the value and operators which performs to evaluate a <text:tab/><text:tab/>result. An expression gives unique value .</text:span></text:p>
      <text:p text:style-name="P2"><text:span text:style-name="T2"><text:tab/><text:tab/>Like <text:s/>: 2 * 2 = 4</text:span></text:p>
      <text:p text:style-name="P2"><text:span text:style-name="T2">Answer 5: Statement : A statement is an instruction that programming language complier or interpreter can execute.</text:span></text:p>
      <text:p text:style-name="P2"><text:span text:style-name="T2">#statement </text:span></text:p>
      <text:p text:style-name="P2"><text:span text:style-name="T2">print(‘Hello’)</text:span></text:p>
      <text:p text:style-name="P2"><text:span text:style-name="T2">x = 2</text:span></text:p>
      <text:p text:style-name="P2"><text:span text:style-name="T2"><text:tab/>Expression: <text:s/>In programming language an expression is combination of operators and <text:tab/>operations .</text:span></text:p>
      <text:p text:style-name="P2"><text:span text:style-name="T2"><text:tab/>Ex – a = 3</text:span></text:p>
      <text:p text:style-name="P2"><text:span text:style-name="T2"><text:tab/> <text:s text:c="7"/>b = 4</text:span></text:p>
      <text:p text:style-name="P2"><text:span text:style-name="T2"><text:tab/><text:tab/>print(a+b) # Expression</text:span></text:p>
      <text:p text:style-name="P2"><text:span text:style-name="T2"><text:tab/><text:tab/>or a + b #Expression</text:span></text:p>
      <text:p text:style-name="P2"><text:span text:style-name="T2"/></text:p>
      <text:p text:style-name="P2"><text:span text:style-name="T2">Answer 6: Value will be 22</text:span></text:p>
      <text:p text:style-name="P2"><text:span text:style-name="T2">Answer 7: Value will be “ spamspamspam “</text:span></text:p>
      <text:p text:style-name="P2"><text:span text:style-name="T2"><text:tab/><text:tab/>Value of be print('spam' * 3) is spamspamspam</text:span></text:p>
      <text:p text:style-name="P2"><text:span text:style-name="T2">Answer 8:</text:span></text:p>
      <text:p text:style-name="P2"><text:span text:style-name="T2">A variable name must start with a letter or the underscore character. A variable name cannot start with a number.</text:span></text:p>
      <text:p text:style-name="P2"><text:span text:style-name="T2">Answer 9: print(“string to float :”, float(“3.4))</text:span></text:p>
      <text:p text:style-name="P2"><text:span text:style-name="T2">print(“float into int”, int(3.4)) # output 3</text:span></text:p>
      <text:p text:style-name="P2"><text:span text:style-name="T2">Integer to string vise vera</text:span></text:p>
      <text:p text:style-name="P2"><text:soft-page-break/><text:span text:style-name="T2">print(1 + int(“ 2 “))</text:span></text:p>
      <text:p text:style-name="P2"><text:span text:style-name="T2">print(str(1) + “2”)</text:span></text:p>
      <text:p text:style-name="P2"><text:span text:style-name="T2"/></text:p>
      <text:p text:style-name="P2"><text:span text:style-name="T2"/></text:p>
      <text:p text:style-name="P2"><text:span text:style-name="T2">Answer 10: <text:s/>The expression 'I have eaten ' + 99 + ' burritos.' is getting error because we cannot perform addition among string and integer value.</text:span></text:p>
      <text:p text:style-name="P2"><text:span text:style-name="T2">Yes it can be fix by this : print("I have eaten" + "99" <text:s/>+ "burritos"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  <text:p text:style-name="P3"><text:span text:style-name="T3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Sans" svg:font-family="'Fira Sans'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8:18:20.394000000</meta:creation-date>
    <dc:date>2023-04-23T19:55:01.673000000</dc:date>
    <meta:editing-duration>PT1H36M43S</meta:editing-duration>
    <meta:editing-cycles>1</meta:editing-cycles>
    <meta:document-statistic meta:table-count="0" meta:image-count="0" meta:object-count="0" meta:page-count="3" meta:paragraph-count="37" meta:word-count="279" meta:character-count="1645" meta:non-whitespace-character-count="1268"/>
    <meta:generator>LibreOffice/7.4.1.2$Windows_X86_64 LibreOffice_project/3c58a8f3a960df8bc8fd77b461821e42c061c5f0</meta:generator>
  </office:meta>
</office:document-meta>
</file>